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3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3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P40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SOUTHSIDE</text:span><text:span text:style-name="T1_2"><text:s/></text:span><text:span text:style-name="T1_3">HEALTH</text:span><text:span text:style-name="T1_4"><text:s/></text:span><text:span text:style-name="T1_5">DISTRICT</text:span></text:h>
        </text:list-item>
      </text:list>
      <text:p text:style-name="P2"/>
      <text:p text:style-name="P3"/>
      <text:p text:style-name="P4"><text:span text:style-name="T4_1">David</text:span><text:span text:style-name="T4_2"><text:s/></text:span><text:span text:style-name="T4_3">Goodfriend</text:span><text:span text:style-name="T4_4">,<text:s/></text:span><text:span text:style-name="T4_5">M</text:span><text:span text:style-name="T4_6">.</text:span><text:span text:style-name="T4_7">D</text:span><text:span text:style-name="T4_8">.,<text:s/></text:span><text:span text:style-name="T4_9">M</text:span><text:span text:style-name="T4_10">.</text:span><text:span text:style-name="T4_11">P</text:span><text:span text:style-name="T4_12">.</text:span><text:span text:style-name="T4_13">H</text:span><text:span text:style-name="T4_14">.</text:span></text:p>
      <text:p text:style-name="P5"><text:span text:style-name="T5_1">Acting</text:span><text:span text:style-name="T5_2"><text:s/></text:span><text:span text:style-name="T5_3">District</text:span><text:span text:style-name="T5_4"><text:s/></text:span><text:span text:style-name="T5_5">Director</text:span><text:span text:style-name="T5_6"><text:s/></text:span></text:p>
      <text:p text:style-name="P6"/>
      <text:p text:style-name="P7"><text:span text:style-name="T7_1">Judy</text:span><text:span text:style-name="T7_2"><text:s/></text:span><text:span text:style-name="T7_3">Owen</text:span></text:p>
      <text:p text:style-name="P8"><text:span text:style-name="T8_1">Contact</text:span><text:span text:style-name="T8_2"><text:s/></text:span><text:span text:style-name="T8_3">Person</text:span></text:p>
      <text:p text:style-name="P9"/>
      <text:p text:style-name="P10"><text:span text:style-name="T10_1">James</text:span><text:span text:style-name="T10_2"><text:s/></text:span><text:span text:style-name="T10_3">R</text:span><text:span text:style-name="T10_4">.<text:s/></text:span><text:span text:style-name="T10_5">Midkiff</text:span><text:span text:style-name="T10_6">,<text:s/></text:span><text:span text:style-name="T10_7">Jr</text:span><text:span text:style-name="T10_8">.</text:span></text:p>
      <text:p text:style-name="P11"><text:span text:style-name="T11_1">Administrator</text:span></text:p>
      <text:p text:style-name="P12"/>
      <text:p text:style-name="P13"><text:span text:style-name="T13_1">Jack</text:span><text:span text:style-name="T13_2"><text:s/></text:span><text:span text:style-name="T13_3">Hite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text:span text:style-name="T14_6"><text:s/></text:span></text:p>
      <text:p text:style-name="P15"/>
      <text:p text:style-name="P16"><text:span text:style-name="T16_1">Millie</text:span><text:span text:style-name="T16_2"><text:s/></text:span><text:span text:style-name="T16_3">Cole</text:span><text:span text:style-name="T16_4">,<text:s/></text:span><text:span text:style-name="T16_5">R</text:span><text:span text:style-name="T16_6">.</text:span><text:span text:style-name="T16_7">N</text:span><text:span text:style-name="T16_8">.</text:span></text:p>
      <text:p text:style-name="P17"><text:span text:style-name="T17_1">Nurse</text:span><text:span text:style-name="T17_2"><text:s/></text:span><text:span text:style-name="T17_3">Manager</text:span><text:span text:style-name="T17_4"><text:s text:c="2"/></text:span></text:p>
      <text:p text:style-name="P18"/>
      <text:p text:style-name="P19"/>
      <text:p text:style-name="P20"><text:span text:style-name="T20_1">Southside</text:span><text:span text:style-name="T20_2"><text:s/></text:span><text:span text:style-name="T20_3">Health</text:span><text:span text:style-name="T20_4"><text:s/></text:span><text:span text:style-name="T20_5">District</text:span><text:span text:style-name="T20_6"><text:tab/></text:span><text:span text:style-name="T20_7">COST</text:span><text:span text:style-name="T20_8"><text:s/></text:span><text:span text:style-name="T20_9">CODE</text:span><text:span text:style-name="T20_10">:<text:s text:c="2"/>027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(804)<text:s/>738-6815</text:span></text:p>
      <text:p text:style-name="P22"><text:span text:style-name="T22_1">434<text:s/></text:span><text:span text:style-name="T22_2">Washington</text:span><text:span text:style-name="T22_3"><text:s/></text:span><text:span text:style-name="T22_4">Street</text:span><text:span text:style-name="T22_5"><text:tab/></text:span><text:span text:style-name="T22_6">FAX</text:span><text:span text:style-name="T22_7"><text:s/>(804)<text:s/>738-6295</text:span></text:p>
      <text:p text:style-name="P23"><text:span text:style-name="T23_1"><text:tab/></text:span><text:span text:style-name="T23_2">P</text:span><text:span text:style-name="T23_3">.</text:span><text:span text:style-name="T23_4">O</text:span><text:span text:style-name="T23_5">.<text:s/></text:span><text:span text:style-name="T23_6">Box</text:span><text:span text:style-name="T23_7"><text:s/>560</text:span></text:p>
      <text:p text:style-name="P24"><text:span text:style-name="T24_1"><text:tab/></text:span><text:span text:style-name="T24_2">Boydton</text:span><text:span text:style-name="T24_3">,<text:s/></text:span><text:span text:style-name="T24_4">VA</text:span><text:span text:style-name="T24_5"><text:s/>23917</text:span></text:p>
      <text:p text:style-name="P25"/>
      <text:p text:style-name="P26"><text:span text:style-name="T26_1">Brunswick</text:span><text:span text:style-name="T26_2"><text:s/></text:span><text:span text:style-name="T26_3">County</text:span><text:span text:style-name="T26_4"><text:s/></text:span><text:span text:style-name="T26_5">H</text:span><text:span text:style-name="T26_6">.</text:span><text:span text:style-name="T26_7">D</text:span><text:span text:style-name="T26_8">.</text:span><text:span text:style-name="T26_9"><text:tab/></text:span><text:span text:style-name="T26_10">FIPS</text:span><text:span text:style-name="T26_11"><text:s/></text:span><text:span text:style-name="T26_12">CODE</text:span><text:span text:style-name="T26_13">:<text:s text:c="2"/>025</text:span></text:p>
      <text:p text:style-name="P27"><text:span text:style-name="T27_1">1632<text:s/></text:span><text:span text:style-name="T27_2">Lawrenceville</text:span><text:span text:style-name="T27_3"><text:s/></text:span><text:span text:style-name="T27_4">Plank</text:span><text:span text:style-name="T27_5"><text:s/></text:span><text:span text:style-name="T27_6">Road</text:span><text:span text:style-name="T27_7"><text:tab/>(804)<text:s/>848-2525</text:span></text:p>
      <text:p text:style-name="P28"><text:span text:style-name="T28_1">Lawrenceville</text:span><text:span text:style-name="T28_2">,<text:s/></text:span><text:span text:style-name="T28_3">VA</text:span><text:span text:style-name="T28_4"><text:s/>23868<text:tab/>(804)<text:s/>848-2917</text:span></text:p>
      <text:p text:style-name="P29"><text:span text:style-name="T29_1"><text:tab/></text:span><text:span text:style-name="T29_2">FAX</text:span><text:span text:style-name="T29_3"><text:s/>(804)<text:s/>848-2235</text:span></text:p>
      <text:p text:style-name="P30"/>
      <text:p text:style-name="P31"><text:span text:style-name="T31_1">Mecklenburg</text:span><text:span text:style-name="T31_2"><text:s/></text:span><text:span text:style-name="T31_3">County</text:span><text:span text:style-name="T31_4"><text:s/></text:span><text:span text:style-name="T31_5">H</text:span><text:span text:style-name="T31_6">.</text:span><text:span text:style-name="T31_7">D</text:span><text:span text:style-name="T31_8">.</text:span><text:span text:style-name="T31_9"><text:tab/></text:span><text:span text:style-name="T31_10">FIPS</text:span><text:span text:style-name="T31_11"><text:s/></text:span><text:span text:style-name="T31_12">CODE</text:span><text:span text:style-name="T31_13">:<text:s text:c="2"/>117</text:span></text:p>
      <text:p text:style-name="P32"><text:span text:style-name="T32_1">478<text:s/></text:span><text:span text:style-name="T32_2">Washington</text:span><text:span text:style-name="T32_3"><text:s/></text:span><text:span text:style-name="T32_4">Street</text:span><text:span text:style-name="T32_5"><text:tab/></text:span><text:span text:style-name="T32_6">SITE</text:span><text:span text:style-name="T32_7"><text:s/></text:span><text:span text:style-name="T32_8">CODE</text:span><text:span text:style-name="T32_9">:<text:s text:c="2"/>"</text:span><text:span text:style-name="T32_10">D</text:span><text:span text:style-name="T32_11">"</text:span></text:p>
      <text:p text:style-name="P33"><text:span text:style-name="T33_1">P</text:span><text:span text:style-name="T33_2">.<text:s/></text:span><text:span text:style-name="T33_3">O</text:span><text:span text:style-name="T33_4">.<text:s/></text:span><text:span text:style-name="T33_5">Drawer</text:span><text:span text:style-name="T33_6"><text:s/>370<text:tab/>(804)<text:s/>738-6333</text:span></text:p>
      <text:p text:style-name="P34"><text:span text:style-name="T34_1">Boydton</text:span><text:span text:style-name="T34_2">,<text:s/></text:span><text:span text:style-name="T34_3">VA</text:span><text:span text:style-name="T34_4"><text:s/>23917<text:tab/></text:span><text:span text:style-name="T34_5">FAX</text:span><text:span text:style-name="T34_6"><text:s/>(804)<text:s/>738-6542</text:span></text:p>
      <text:p text:style-name="P35"/>
      <text:p text:style-name="P36"><text:span text:style-name="T36_1">Halifax</text:span><text:span text:style-name="T36_2"><text:s/></text:span><text:span text:style-name="T36_3">County</text:span><text:span text:style-name="T36_4"><text:s/></text:span><text:span text:style-name="T36_5">HD</text:span></text:p>
      <text:p text:style-name="P37"><text:span text:style-name="T37_1"><text:tab/></text:span><text:span text:style-name="T37_2">P</text:span><text:span text:style-name="T37_3">.</text:span><text:span text:style-name="T37_4">O</text:span><text:span text:style-name="T37_5">.<text:s/></text:span><text:span text:style-name="T37_6">Box</text:span><text:span text:style-name="T37_7"><text:s/>845<text:tab/>(804)-476-4863</text:span></text:p>
      <text:p text:style-name="P38"><text:span text:style-name="T38_1"><text:tab/></text:span><text:span text:style-name="T38_2">Halifax</text:span><text:span text:style-name="T38_3">,<text:s/></text:span><text:span text:style-name="T38_4">VA</text:span><text:span text:style-name="T38_5"><text:s/>24558<text:tab/></text:span><text:span text:style-name="T38_6">FAX</text:span><text:span text:style-name="T38_7"><text:s/>(804)<text:s/>476-4869</text:span></text:p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